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69000000D99165A29623F14C4B.eps" manifest:media-type="image/x-eps"/>
  <manifest:file-entry manifest:full-path="Pictures/2000000200000169000000D9882BAA1A2D685307.eps" manifest:media-type="image/x-eps"/>
  <manifest:file-entry manifest:full-path="Pictures/1000020000000121000001E106809633A8F4A589.png" manifest:media-type="image/png"/>
  <manifest:file-entry manifest:full-path="Pictures/1000020000000121000001E15BB59E3214A712CF.png" manifest:media-type="image/png"/>
  <manifest:file-entry manifest:full-path="Pictures/1000020000000121000001E17E00166AAEF98E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4.1575in" svg:y="0.1299in" svg:width="2.8457in" svg:height="4.7339in" draw:z-index="4"><draw:image xlink:href="Pictures/1000020000000121000001E15BB59E3214A712CF.png" xlink:type="simple" xlink:show="embed" xlink:actuate="onLoad"/></draw:frame></text:p>
      <text:p text:style-name="Standard"><draw:frame text:anchor-type="paragraph" draw:z-index="0" draw:name="Shape1" draw:style-name="gr1" draw:text-style-name="P1" svg:width="4.5213in" svg:height="2.813in" draw:transform="rotate (1.5707963267949) translate (-0.278472222222222in 4.56319444444444in)"><draw:image xlink:href="Pictures/2000000200000169000000D9882BAA1A2D685307.eps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0756in" svg:y="0.128in" svg:width="2.7508in" svg:height="4.5728in" draw:z-index="2"><draw:image xlink:href="Pictures/1000020000000121000001E106809633A8F4A589.png" xlink:type="simple" xlink:show="embed" xlink:actuate="onLoad"/></draw:frame><draw:frame draw:style-name="fr1" draw:name="Image3" text:anchor-type="paragraph" svg:x="4.7217in" svg:y="0.128in" svg:width="2.6543in" svg:height="4.4154in" draw:z-index="3"><draw:image xlink:href="Pictures/1000020000000121000001E17E00166AAEF98E6B.png" xlink:type="simple" xlink:show="embed" xlink:actuate="onLoad"/></draw:frame><draw:frame text:anchor-type="paragraph" draw:z-index="1" draw:name="Shape2" draw:style-name="gr2" draw:text-style-name="P1" svg:width="4.6189in" svg:height="2.8335in" draw:transform="rotate (1.5707963267949) translate (-0.768055555555555in 4.77152777777778in)"><draw:image xlink:href="Pictures/2000000200000169000000D99165A29623F14C4B.eps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6:09:57.435083893</meta:creation-date>
    <meta:print-date>2017-06-23T16:35:09.294318837</meta:print-date>
    <dc:date>2017-06-23T16:41:57.112271639</dc:date>
    <meta:editing-duration>PT6M13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